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10AB00000C801B818C304A21EC8B.png" manifest:media-type="image/png"/>
  <manifest:file-entry manifest:full-path="Pictures/10000000000010AB00000C8061F718E4B3FE121B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Arial4" svg:font-family="Arial"/>
    <style:font-face style:name="Myriad Pro1" svg:font-family="'Myriad Pro'"/>
    <style:font-face style:name="Arial2" svg:font-family="Arial" style:font-family-generic="swiss"/>
    <style:font-face style:name="Liberation Sans3" svg:font-family="'Liberation Sans'" style:font-family-generic="swiss"/>
    <style:font-face style:name="Myriad Pro4" svg:font-family="'Myriad Pro'" style:font-family-generic="swiss"/>
    <style:font-face style:name="+mn-cs" svg:font-family="+mn-cs" style:font-pitch="variable"/>
    <style:font-face style:name="Arial3" svg:font-family="Arial" style:font-pitch="variable"/>
    <style:font-face style:name="Liberation Sans1" svg:font-family="'Liberation Sans'" style:font-pitch="variable"/>
    <style:font-face style:name="Myriad Pro" svg:font-family="'Myriad Pro'" style:font-pitch="variable"/>
    <style:font-face style:name="Tahoma1" svg:font-family="Tahoma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yriad Pro2" svg:font-family="'Myriad Pro'" style:font-family-generic="roman" style:font-pitch="variable"/>
    <style:font-face style:name="Segoe UI1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yriad Pro3" svg:font-family="'Myriad Pro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UL_20_-_20_úvodní_20_snímek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TUL_20_-_20_úvodní_20_snímek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3" style:family="presentation" style:parent-style-name="TUL_20_-_20_úvodní_20_snímek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UL_20_-_20_úvodní_20_snímek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UL_20_-_20_tex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UL_20_-_20_text-outline1">
      <style:graphic-properties fo:min-height="11.951cm"/>
    </style:style>
    <style:style style:name="pr7" style:family="presentation" style:parent-style-name="TUL_20_-_20_tex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top="0.5cm" fo:margin-bottom="0cm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32pt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top="0cm" fo:margin-bottom="0cm" fo:line-height="100%" fo:text-align="start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style:font-name="Liberation Sans2" fo:font-size="32pt" style:font-size-asian="32pt" style:font-size-complex="32pt"/>
    </style:style>
    <style:style style:name="P11" style:family="paragraph">
      <style:text-properties style:font-name="Liberation Sans2" fo:font-size="24pt" style:font-size-asian="24pt" style:font-size-complex="24pt"/>
    </style:style>
    <style:style style:name="P12" style:family="paragraph">
      <loext:graphic-properties draw:fill-color="#ffffff"/>
    </style:style>
    <style:style style:name="T1" style:family="text">
      <style:text-properties fo:font-size="32pt"/>
    </style:style>
    <style:style style:name="T2" style:family="text">
      <style:text-properties fo:font-variant="normal" fo:text-transform="none" fo:font-size="24pt" style:font-size-asian="24pt" style:font-size-complex="2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Myriad Pro3" fo:font-size="9pt" fo:letter-spacing="normal" fo:font-style="normal" style:text-underline-style="none" fo:font-weight="bold" style:font-size-asian="9pt" style:font-style-asian="normal" style:font-weight-asian="bold" style:font-name-complex="Arial4" style:font-size-complex="9pt" style:font-style-complex="normal" style:font-weight-complex="bold"/>
    </style:style>
    <style:style style:name="T6" style:family="text">
      <style:text-properties fo:font-variant="normal" fo:text-transform="none" fo:color="#808080" style:text-line-through-style="none" style:text-line-through-type="none" style:text-position="0% 100%" style:font-name="Myriad Pro3" fo:font-size="9pt" fo:letter-spacing="normal" fo:font-style="normal" style:text-underline-style="none" fo:font-weight="bold" style:font-size-asian="9pt" style:font-style-asian="normal" style:font-weight-asian="bold" style:font-name-complex="Arial4" style:font-size-complex="9pt" style:font-style-complex="normal" style:font-weight-complex="bold"/>
    </style:style>
    <style:style style:name="T7" style:family="text">
      <style:text-properties style:font-name="Liberation Sans2" fo:font-size="32pt" fo:letter-spacing="-0.018cm" style:letter-kerning="true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UL_20_-_20_úvodní_20_snímek" presentation:presentation-page-layout-name="AL1T0">
        <office:forms form:automatic-focus="false" form:apply-design-mode="false"/>
        <draw:frame draw:name="Podnadpis 4" presentation:style-name="pr1" draw:text-style-name="P3" draw:layer="layout" svg:width="21.102cm" svg:height="7cm" svg:x="2.149cm" svg:y="6.025cm" presentation:class="subtitle" presentation:user-transformed="true">
          <draw:text-box>
            <text:p text:style-name="P1"><text:span text:style-name="T1">NADPIS</text:span></text:p>
            <text:list text:style-name="L1">
              <text:list-header>
                <text:p text:style-name="P2"><text:span text:style-name="T2">Ondřej Dlabola</text:span></text:p>
                <text:p><text:span text:style-name="T3">XX. Y. 2017</text:span></text:p>
              </text:list-header>
            </text:list>
          </draw:text-box>
        </draw:frame>
        <draw:frame draw:name="Nadpis 3" presentation:style-name="pr2" draw:text-style-name="P4" draw:layer="layout" svg:width="22.004cm" svg:height="3.174cm" svg:x="1.698cm" svg:y="6.325cm" presentation:class="title" presentation:user-transformed="true">
          <draw:text-box>
            <text:p/>
          </draw:text-box>
        </draw:frame>
        <presentation:notes draw:style-name="dp2">
          <draw:page-thumbnail draw:name="Zástupný symbol pro obrázek snímku 1" draw:style-name="gr1" draw:layer="layout" svg:width="12.699cm" svg:height="9.524cm" svg:x="3.175cm" svg:y="1.905cm" draw:page-number="1" presentation:class="page"/>
          <draw:frame draw:name="Zástupný symbol pro poznámky 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Zástupný symbol pro číslo snímku 3" presentation:style-name="pr4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4"><text:page-number>&lt;číslo&gt;</text:page-number></text:span></text:p>
            </draw:text-box>
          </draw:frame>
        </presentation:notes>
      </draw:page>
      <draw:page draw:name="page2" draw:style-name="dp3" draw:master-page-name="TUL_20_-_20_text" presentation:presentation-page-layout-name="AL2T1">
        <office:forms form:automatic-focus="false" form:apply-design-mode="false"/>
        <draw:custom-shape draw:name="TextovéPole 1" draw:style-name="gr2" draw:text-style-name="P9" draw:layer="layout" svg:width="21.404cm" svg:height="0.632cm" svg:x="1.301cm" svg:y="17.926cm">
          <text:p text:style-name="P8"><text:span text:style-name="T5">Manipulace s časovými řadami pro potřeby numerického modelování |</text:span><text:span text:style-name="T6"> </text:span><text:span text:style-name="T5">2.6.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Nadpis 8" presentation:style-name="pr5" draw:text-style-name="P10" draw:layer="layout" svg:width="22.401cm" svg:height="1.999cm" svg:x="1.499cm" svg:y="2.524cm" presentation:class="title">
          <draw:text-box>
            <text:p><text:span text:style-name="T7">Zadání</text:span></text:p>
          </draw:text-box>
        </draw:frame>
        <draw:frame presentation:style-name="pr6" draw:text-style-name="P11" draw:layer="layout" svg:width="22.4cm" svg:height="12.201cm" svg:x="1.499cm" svg:y="5.125cm" presentation:class="outline" presentation:placeholder="true" presentation:user-transformed="true">
          <draw:text-box/>
        </draw:frame>
        <presentation:notes draw:style-name="dp4">
          <draw:page-thumbnail draw:style-name="gr1" draw:layer="layout" svg:width="14.848cm" svg:height="11.136cm" svg:x="3.075cm" svg:y="2.257cm" draw:page-number="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Arial4" svg:font-family="Arial"/>
    <style:font-face style:name="Myriad Pro1" svg:font-family="'Myriad Pro'"/>
    <style:font-face style:name="Arial2" svg:font-family="Arial" style:font-family-generic="swiss"/>
    <style:font-face style:name="Liberation Sans3" svg:font-family="'Liberation Sans'" style:font-family-generic="swiss"/>
    <style:font-face style:name="Myriad Pro4" svg:font-family="'Myriad Pro'" style:font-family-generic="swiss"/>
    <style:font-face style:name="+mn-cs" svg:font-family="+mn-cs" style:font-pitch="variable"/>
    <style:font-face style:name="Arial3" svg:font-family="Arial" style:font-pitch="variable"/>
    <style:font-face style:name="Liberation Sans1" svg:font-family="'Liberation Sans'" style:font-pitch="variable"/>
    <style:font-face style:name="Myriad Pro" svg:font-family="'Myriad Pro'" style:font-pitch="variable"/>
    <style:font-face style:name="Tahoma1" svg:font-family="Tahoma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yriad Pro2" svg:font-family="'Myriad Pro'" style:font-family-generic="roman" style:font-pitch="variable"/>
    <style:font-face style:name="Segoe UI1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yriad Pro3" svg:font-family="'Myriad Pro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fill-image draw:name="msFillBitmap_20_1" draw:display-name="msFillBitmap 1" xlink:href="Pictures/10000000000010AB00000C801B818C304A21EC8B.png" xlink:type="simple" xlink:show="embed" xlink:actuate="onLoad"/>
    <draw:fill-image draw:name="msFillBitmap_20_2" draw:display-name="msFillBitmap 2" xlink:href="Pictures/10000000000010AB00000C8061F718E4B3FE121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97cm" fo:line-height="108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cs" fo:country="CZ" style:letter-kerning="true" style:font-name-asian="Segoe UI1" style:font-family-asian="'Segoe UI'" style:font-family-generic-asian="roman" style:font-pitch-asian="variable" style:font-size-asian="11pt" style:language-asian="ar" style:country-asian="SA"/>
    </style:style>
    <style:style style:name="Nadpis_20_1" style:display-name="Nadpis 1" style:family="graphic">
      <style:paragraph-properties fo:margin-top="0.871cm" fo:margin-bottom="0.871cm" fo:line-height="100%" fo:text-align="start" style:text-autospace="none" style:writing-mode="lr-tb"/>
      <style:text-properties style:font-name="Times New Roman" fo:font-family="'Times New Roman'" style:font-family-generic="roman" style:font-pitch="variable" fo:font-size="24pt" fo:language="en" fo:country="US" fo:font-weight="bold" style:letter-kerning="true" style:font-name-asian="Times New Roman" style:font-family-asian="'Times New Roman'" style:font-family-generic-asian="roman" style:font-pitch-asian="variable" style:font-size-asian="24pt" style:font-weight-asian="bold" style:font-weight-complex="bold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Nadpis_20_1_20_Char" style:display-name="Nadpis 1 Char" style:family="graphic">
      <style:paragraph-properties style:text-autospace="none"/>
      <style:text-properties style:font-name="Times New Roman" fo:font-family="'Times New Roman'" style:font-family-generic="roman" style:font-pitch="variable" fo:font-size="24pt" fo:language="en" fo:country="US" fo:font-weight="bold" style:letter-kerning="true" style:font-name-asian="Times New Roman" style:font-family-asian="'Times New Roman'" style:font-family-generic-asian="roman" style:font-pitch-asian="variable" style:font-size-asian="24pt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Název_20_Char" style:display-name="Název Char" style:family="graphic">
      <style:paragraph-properties style:text-autospace="none"/>
      <style:text-properties style:font-name="Calibri Light" fo:font-family="'Calibri Light'" style:font-family-generic="roman" style:font-pitch="variable" fo:font-size="28pt" fo:letter-spacing="-0.018cm" style:letter-kerning="true" style:font-name-asian="Segoe UI1" style:font-family-asian="'Segoe UI'" style:font-family-generic-asian="roman" style:font-pitch-asian="variable" style:font-size-asian="28pt"/>
    </style:style>
    <style:style style:name="List_20_Paragraph" style:display-name="List Paragraph" style:family="graphic">
      <style:paragraph-properties fo:margin-left="2.24cm" fo:margin-right="0cm" fo:margin-top="0cm" fo:margin-bottom="0.497cm" fo:text-align="start" fo:text-indent="0cm" style:text-autospace="none" style:writing-mode="lr-tb"/>
    </style:style>
    <style:style style:name="Název" style:family="graphic">
      <style:paragraph-properties fo:margin-top="0cm" fo:margin-bottom="0cm" fo:line-height="100%" fo:text-align="start" style:text-autospace="none" style:writing-mode="lr-tb"/>
      <style:text-properties style:font-name="Calibri Light" fo:font-family="'Calibri Light'" style:font-family-generic="roman" style:font-pitch="variable" fo:font-size="28pt" fo:letter-spacing="-0.018cm" style:letter-kerning="true" style:font-name-asian="Segoe UI1" style:font-family-asian="'Segoe UI'" style:font-family-generic-asian="roman" style:font-pitch-asian="variable" style:font-size-asian="28pt"/>
    </style:style>
    <style:style style:name="Rejstřík" style:family="graphic">
      <style:paragraph-properties fo:text-align="start" style:text-autospace="none" style:writing-mode="lr-tb"/>
      <style:text-properties style:font-name-asian="Arial2" style:font-family-asian="Arial" style:font-family-generic-asian="swiss"/>
    </style:style>
    <style:style style:name="Popisek" style:family="graphic">
      <style:paragraph-properties fo:margin-top="0.374cm" fo:margin-bottom="0.374cm" fo:text-align="start" style:text-autospace="none" style:writing-mode="lr-tb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Seznam" style:family="graphic">
      <style:paragraph-properties fo:margin-top="0cm" fo:margin-bottom="0.436cm" fo:line-height="120%" fo:text-align="start" style:text-autospace="none" style:writing-mode="lr-tb"/>
      <style:text-properties style:font-name-asian="Arial2" style:font-family-asian="Arial" style:font-family-generic-asian="swiss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UL_20_-_20_úvodní_20_snímek-background" style:display-name="TUL - úvodní snímek-background" style:family="presentation">
      <style:graphic-properties draw:stroke="none" draw:fill="solid" draw:fill-color="#ffffff"/>
      <style:text-properties style:letter-kerning="true"/>
    </style:style>
    <style:style style:name="TUL_20_-_20_úvodní_20_snímek-backgroundobjects" style:display-name="TUL - úvodní sníme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UL_20_-_20_úvodní_20_snímek-notes" style:display-name="TUL - úvodní sníme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UL_20_-_20_úvodní_20_snímek-outline1" style:display-name="TUL - úvodní snímek-outline1" style:family="presentation">
      <style:graphic-properties draw:stroke="none" draw:fill="none" draw:auto-grow-height="false" draw:fit-to-size="shrink-to-fit">
        <text:list-style style:name="TUL_20_-_20_úvodní_20_snímek-outline1" style:display-name="TUL - úvodní sníme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Myriad Pro1" fo:font-family="'Myriad Pro'" fo:font-size="32pt" fo:letter-spacing="normal" fo:language="cs" fo:country="CZ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cs" style:country-asian="CZ" style:font-style-asian="normal" style:font-weight-asian="normal" style:font-name-complex="Arial4" style:font-family-complex="Arial" style:font-size-complex="32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style style:name="TUL_20_-_20_úvodní_20_snímek-outline2" style:display-name="TUL - úvodní snímek-outline2" style:family="presentation" style:parent-style-name="TUL_20_-_20_úvodní_20_sníme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yriad Pro1" fo:font-family="'Myriad Pro'" fo:font-size="24pt" fo:letter-spacing="normal" fo:font-style="normal" style:text-underline-style="none" fo:font-weight="normal" style:font-size-asian="24pt" style:font-style-asian="normal" style:font-weight-asian="normal" style:font-name-complex="Arial4" style:font-family-complex="Arial" style:font-size-complex="24pt" style:font-style-complex="normal" style:font-weight-complex="normal" fo:hyphenate="false"/>
    </style:style>
    <style:style style:name="TUL_20_-_20_úvodní_20_snímek-outline3" style:display-name="TUL - úvodní snímek-outline3" style:family="presentation" style:parent-style-name="TUL_20_-_20_úvodní_20_sníme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yriad Pro1" fo:font-family="'Myriad Pro'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size-complex="20pt" style:font-style-complex="normal" style:font-weight-complex="normal" fo:hyphenate="false"/>
    </style:style>
    <style:style style:name="TUL_20_-_20_úvodní_20_snímek-outline4" style:display-name="TUL - úvodní snímek-outline4" style:family="presentation" style:parent-style-name="TUL_20_-_20_úvodní_20_sníme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yriad Pro1" fo:font-family="'Myriad Pro'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size-complex="20pt" style:font-style-complex="normal" style:font-weight-complex="normal" fo:hyphenate="false"/>
    </style:style>
    <style:style style:name="TUL_20_-_20_úvodní_20_snímek-outline5" style:display-name="TUL - úvodní snímek-outline5" style:family="presentation" style:parent-style-name="TUL_20_-_20_úvodní_20_snímek-outline4">
      <style:paragraph-properties fo:margin-top="0.1cm" fo:margin-bottom="0cm"/>
      <style:text-properties fo:font-size="20pt" style:font-size-asian="20pt" style:font-size-complex="20pt"/>
    </style:style>
    <style:style style:name="TUL_20_-_20_úvodní_20_snímek-outline6" style:display-name="TUL - úvodní snímek-outline6" style:family="presentation" style:parent-style-name="TUL_20_-_20_úvodní_20_snímek-outline5">
      <style:paragraph-properties fo:margin-top="0.1cm" fo:margin-bottom="0cm"/>
      <style:text-properties fo:font-size="20pt" style:font-size-asian="20pt" style:font-size-complex="20pt"/>
    </style:style>
    <style:style style:name="TUL_20_-_20_úvodní_20_snímek-outline7" style:display-name="TUL - úvodní snímek-outline7" style:family="presentation" style:parent-style-name="TUL_20_-_20_úvodní_20_snímek-outline6">
      <style:paragraph-properties fo:margin-top="0.1cm" fo:margin-bottom="0cm"/>
      <style:text-properties fo:font-size="20pt" style:font-size-asian="20pt" style:font-size-complex="20pt"/>
    </style:style>
    <style:style style:name="TUL_20_-_20_úvodní_20_snímek-outline8" style:display-name="TUL - úvodní snímek-outline8" style:family="presentation" style:parent-style-name="TUL_20_-_20_úvodní_20_snímek-outline7">
      <style:paragraph-properties fo:margin-top="0.1cm" fo:margin-bottom="0cm"/>
      <style:text-properties fo:font-size="20pt" style:font-size-asian="20pt" style:font-size-complex="20pt"/>
    </style:style>
    <style:style style:name="TUL_20_-_20_úvodní_20_snímek-outline9" style:display-name="TUL - úvodní snímek-outline9" style:family="presentation" style:parent-style-name="TUL_20_-_20_úvodní_20_snímek-outline8">
      <style:paragraph-properties fo:margin-top="0.1cm" fo:margin-bottom="0cm"/>
      <style:text-properties fo:font-size="20pt" style:font-size-asian="20pt" style:font-size-complex="20pt"/>
    </style:style>
    <style:style style:name="TUL_20_-_20_úvodní_20_snímek-subtitle" style:display-name="TUL - úvodní snímek-subtitle" style:family="presentation">
      <style:graphic-properties draw:stroke="none" draw:fill="none" draw:textarea-vertical-align="middle">
        <text:list-style style:name="TUL_20_-_20_úvodní_20_snímek-subtitle" style:display-name="TUL - úvodní sníme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text-transform="uppercas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L_20_-_20_úvodní_20_snímek-title" style:display-name="TUL - úvodní snímek-title" style:family="presentation">
      <style:graphic-properties draw:stroke="none" draw:fill="none" draw:textarea-vertical-align="middle">
        <text:list-style style:name="TUL_20_-_20_úvodní_20_snímek-title" style:display-name="TUL - úvodní sníme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cs" fo:country="CZ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language-asian="cs" style:country-asian="CZ" style:font-style-asian="normal" style:font-weight-asian="normal" style:font-name-complex="Arial4" style:font-family-complex="Arial" style:font-size-complex="44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style style:name="TUL_20_-_20_text-background" style:display-name="TUL - text-background" style:family="presentation">
      <style:graphic-properties draw:stroke="none" draw:fill="solid" draw:fill-color="#ffffff"/>
      <style:text-properties style:letter-kerning="true"/>
    </style:style>
    <style:style style:name="TUL_20_-_20_text-backgroundobjects" style:display-name="TUL -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UL_20_-_20_text-notes" style:display-name="TUL -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UL_20_-_20_text-outline1" style:display-name="TUL - text-outline1" style:family="presentation">
      <style:graphic-properties draw:stroke="none" draw:fill="none" draw:auto-grow-height="false" draw:fit-to-size="shrink-to-fit">
        <text:list-style style:name="TUL_20_-_20_text-outline1" style:display-name="TUL -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Myriad Pro1" fo:font-family="'Myriad Pro'" fo:font-size="32pt" fo:letter-spacing="normal" fo:language="cs" fo:country="CZ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cs" style:country-asian="CZ" style:font-style-asian="normal" style:font-weight-asian="normal" style:font-name-complex="Arial4" style:font-family-complex="Arial" style:font-size-complex="32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style style:name="TUL_20_-_20_text-outline2" style:display-name="TUL - text-outline2" style:family="presentation" style:parent-style-name="TUL_20_-_20_tex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yriad Pro1" fo:font-family="'Myriad Pro'" fo:font-size="24pt" fo:letter-spacing="normal" fo:font-style="normal" style:text-underline-style="none" fo:font-weight="normal" style:font-size-asian="24pt" style:font-style-asian="normal" style:font-weight-asian="normal" style:font-name-complex="Arial4" style:font-family-complex="Arial" style:font-size-complex="24pt" style:font-style-complex="normal" style:font-weight-complex="normal" fo:hyphenate="false"/>
    </style:style>
    <style:style style:name="TUL_20_-_20_text-outline3" style:display-name="TUL - text-outline3" style:family="presentation" style:parent-style-name="TUL_20_-_20_tex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yriad Pro1" fo:font-family="'Myriad Pro'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size-complex="20pt" style:font-style-complex="normal" style:font-weight-complex="normal" fo:hyphenate="false"/>
    </style:style>
    <style:style style:name="TUL_20_-_20_text-outline4" style:display-name="TUL - text-outline4" style:family="presentation" style:parent-style-name="TUL_20_-_20_tex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Myriad Pro1" fo:font-family="'Myriad Pro'" fo:font-size="20pt" fo:letter-spacing="normal" fo:font-style="normal" style:text-underline-style="none" fo:font-weight="normal" style:font-size-asian="20pt" style:font-style-asian="normal" style:font-weight-asian="normal" style:font-name-complex="Arial4" style:font-family-complex="Arial" style:font-size-complex="20pt" style:font-style-complex="normal" style:font-weight-complex="normal" fo:hyphenate="false"/>
    </style:style>
    <style:style style:name="TUL_20_-_20_text-outline5" style:display-name="TUL - text-outline5" style:family="presentation" style:parent-style-name="TUL_20_-_20_text-outline4">
      <style:paragraph-properties fo:margin-top="0.1cm" fo:margin-bottom="0cm"/>
      <style:text-properties fo:font-size="20pt" style:font-size-asian="20pt" style:font-size-complex="20pt"/>
    </style:style>
    <style:style style:name="TUL_20_-_20_text-outline6" style:display-name="TUL - text-outline6" style:family="presentation" style:parent-style-name="TUL_20_-_20_text-outline5">
      <style:paragraph-properties fo:margin-top="0.1cm" fo:margin-bottom="0cm"/>
      <style:text-properties fo:font-size="20pt" style:font-size-asian="20pt" style:font-size-complex="20pt"/>
    </style:style>
    <style:style style:name="TUL_20_-_20_text-outline7" style:display-name="TUL - text-outline7" style:family="presentation" style:parent-style-name="TUL_20_-_20_text-outline6">
      <style:paragraph-properties fo:margin-top="0.1cm" fo:margin-bottom="0cm"/>
      <style:text-properties fo:font-size="20pt" style:font-size-asian="20pt" style:font-size-complex="20pt"/>
    </style:style>
    <style:style style:name="TUL_20_-_20_text-outline8" style:display-name="TUL - text-outline8" style:family="presentation" style:parent-style-name="TUL_20_-_20_text-outline7">
      <style:paragraph-properties fo:margin-top="0.1cm" fo:margin-bottom="0cm"/>
      <style:text-properties fo:font-size="20pt" style:font-size-asian="20pt" style:font-size-complex="20pt"/>
    </style:style>
    <style:style style:name="TUL_20_-_20_text-outline9" style:display-name="TUL - text-outline9" style:family="presentation" style:parent-style-name="TUL_20_-_20_text-outline8">
      <style:paragraph-properties fo:margin-top="0.1cm" fo:margin-bottom="0cm"/>
      <style:text-properties fo:font-size="20pt" style:font-size-asian="20pt" style:font-size-complex="20pt"/>
    </style:style>
    <style:style style:name="TUL_20_-_20_text-subtitle" style:display-name="TUL - text-subtitle" style:family="presentation">
      <style:graphic-properties draw:stroke="none" draw:fill="none" draw:textarea-vertical-align="middle">
        <text:list-style style:name="TUL_20_-_20_text-subtitle" style:display-name="TUL -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UL_20_-_20_text-title" style:display-name="TUL - text-title" style:family="presentation">
      <style:graphic-properties draw:stroke="none" draw:fill="none" draw:textarea-vertical-align="middle">
        <text:list-style style:name="TUL_20_-_20_text-title" style:display-name="TUL -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letter-spacing="normal" fo:language="cs" fo:country="CZ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language-asian="cs" style:country-asian="CZ" style:font-style-asian="normal" style:font-weight-asian="normal" style:font-name-complex="Arial4" style:font-family-complex="Arial" style:font-size-complex="44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UL_20_-_20_úvodní_20_snímek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TUL_20_-_20_úvodní_20_snímek-backgroundobjects">
      <style:graphic-properties draw:stroke="none" draw:fill="none" draw:fill-color="#ffffff" draw:auto-grow-height="false" fo:min-height="1.485cm"/>
    </style:style>
    <style:style style:name="Mpr3" style:family="presentation" style:parent-style-name="TUL_20_-_20_úvodní_20_sníme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UL_20_-_20_tex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5" style:family="presentation" style:parent-style-name="TUL_20_-_20_tex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Mpr6" style:family="presentation" style:parent-style-name="TUL_20_-_20_text-backgroundobjects">
      <style:graphic-properties draw:stroke="none" draw:fill="none" draw:fill-color="#ffffff" draw:auto-grow-height="false" fo:min-height="1.27cm"/>
    </style:style>
    <style:style style:name="Mpr7" style:family="presentation" style:parent-style-name="TUL_20_-_20_tex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7" style:family="paragraph">
      <style:paragraph-properties fo:text-align="start"/>
    </style:style>
    <style:style style:name="MP8" style:family="paragraph">
      <style:paragraph-properties fo:margin-left="0.953cm" fo:margin-right="0cm" fo:text-indent="-0.952cm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Myriad Pro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Myriad Pro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TUL_20_-_20_úvodní_20_snímek" style:display-name="TUL - úvodní snímek" style:page-layout-name="PM1" draw:style-name="Mdp1">
      <draw:frame draw:name="Nadpis 6" presentation:style-name="Mpr1" draw:text-style-name="MP6" draw:layer="backgroundobjects" svg:width="22.004cm" svg:height="3.174cm" svg:x="1.698cm" svg:y="6.325cm" presentation:class="title" presentation:user-transformed="true">
        <draw:text-box>
          <text:p text:style-name="MP5"><text:span text:style-name="MT2">Klepnutím vložíte název prezentace</text:span></text:p>
        </draw:text-box>
      </draw:frame>
      <draw:frame presentation:style-name="TUL_20_-_20_úvodní_20_sníme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UL_20_-_20_úvodní_20_snímek-title" draw:layer="backgroundobjects" svg:width="14.848cm" svg:height="11.136cm" svg:x="3.075cm" svg:y="2.257cm" presentation:class="page"/>
        <draw:frame presentation:style-name="TUL_20_-_20_úvodní_20_sníme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TUL_20_-_20_text" style:display-name="TUL - text" style:page-layout-name="PM1" draw:style-name="Mdp1">
      <draw:frame draw:name="Nadpis 6" presentation:style-name="Mpr4" draw:text-style-name="MP6" draw:layer="backgroundobjects" svg:width="22.401cm" svg:height="1.999cm" svg:x="1.499cm" svg:y="2.524cm" presentation:class="title" presentation:user-transformed="true">
        <draw:text-box>
          <text:p text:style-name="MP5"><text:span text:style-name="MT2">Klepnutím vložíte nadpis</text:span></text:p>
        </draw:text-box>
      </draw:frame>
      <draw:frame draw:name="Zástupný symbol pro obsah 10" presentation:style-name="Mpr5" draw:text-style-name="MP9" draw:layer="backgroundobjects" svg:width="22.4cm" svg:height="12.201cm" svg:x="1.499cm" svg:y="5.125cm" presentation:class="outline" presentation:user-transformed="true">
        <draw:text-box>
          <text:list text:style-name="ML3">
            <text:list-item>
              <text:p text:style-name="MP7"><text:span text:style-name="MT3">Klikněte pro úpravu formátu textu osnovy</text:span></text:p>
              <text:list>
                <text:list-item>
                  <text:p text:style-name="MP7"><text:span text:style-name="MT3">Druhá úroveň</text:span></text:p>
                  <text:list>
                    <text:list-item>
                      <text:p text:style-name="MP7"><text:span text:style-name="MT3">Třetí úroveň</text:span></text:p>
                      <text:list>
                        <text:list-item>
                          <text:p text:style-name="MP7"><text:span text:style-name="MT3">Čtvrtá úroveň osnovy</text:span></text:p>
                          <text:list>
                            <text:list-item>
                              <text:p text:style-name="MP7"><text:span text:style-name="MT3">Pátá úroveň osnovy</text:span></text:p>
                              <text:list>
                                <text:list-item>
                                  <text:p text:style-name="MP7"><text:span text:style-name="MT3">Šestá úroveň</text:span></text:p>
                                  <text:list>
                                    <text:list-item>
                                      <text:p text:style-name="MP8"><text:span text:style-name="MT3">Sedmá úroveňKlepnutím vložíte text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UL_20_-_20_text-title" draw:layer="backgroundobjects" svg:width="12.699cm" svg:height="9.524cm" svg:x="3.175cm" svg:y="1.93cm" presentation:class="page"/>
        <draw:frame presentation:style-name="TUL_20_-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nímek 1</dc:title>
    <meta:keyword>TUL</meta:keyword>
    <meta:editing-cycles>21</meta:editing-cycles>
    <meta:creation-date>2016-05-17T18:37:52.377000000</meta:creation-date>
    <dc:date>2016-09-20T22:02:48.528000000</dc:date>
    <meta:editing-duration>PT3H58M55S</meta:editing-duration>
    <meta:generator>LibreOffice/5.1.2.2$Windows_x86 LibreOffice_project/d3bf12ecb743fc0d20e0be0c58ca359301eb705f</meta:generator>
    <meta:document-statistic meta:object-count="36"/>
    <meta:user-defined meta:name="AppVersion">12.0000</meta:user-defined>
    <meta:user-defined meta:name="Company">TUL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Předvádění na obrazovce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